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Grande" svg:font-family="LucidaGrande"/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101010" style:text-outline="false" style:text-line-through-style="none" style:font-name="LucidaGrand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2"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  <table:table-cell table:formula="of:=[.A1]*0.5*SUM([.B3:.X4])*2" office:value-type="float" office:value="70">
            <text:p>70</text:p>
          </table:table-cell>
        </table:table-row>
        <table:table-row table:style-name="ro2">
          <table:table-cell table:number-columns-repeated="3"/>
          <table:table-cell table:formula="of:=0.3*([.A1])*SUM([.B4];[.C4:.D5])" office:value-type="float" office:value="33.6">
            <text:p>33,6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formula="of:=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formula="of:=[.A10]+2" office:value-type="float" office:value="6">
            <text:p>6</text:p>
          </table:table-cell>
          <table:table-cell table:formula="of:=[.B10]+2+[.A10]" office:value-type="float" office:value="7">
            <text:p>7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formula="of:=[.A11]+[.B11]" office:value-type="float" office:value="13">
            <text:p>1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default-cell-style-name="ce1"/>
        <table:table-row table:style-name="ro3">
          <table:table-cell office:value-type="float" office:value="4">
            <text:p>4</text:p>
          </table:table-cell>
          <table:table-cell table:formula="of:=2*[.A1]" office:value-type="float" office:value="8">
            <text:p>8</text:p>
          </table:table-cell>
        </table:table-row>
        <table:table-row table:style-name="ro2">
          <table:table-cell/>
          <table:table-cell table:style-name="ce2" table:formula="of:=[.A1]*[.B1]" office:value-type="float" office:value="32">
            <text:p>32</text:p>
          </table:table-cell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row table:style-name="ro2">
          <table:table-cell office:value-type="float" office:value="5">
            <text:p>5</text:p>
          </table:table-cell>
          <table:table-cell table:formula="of:=[.A1]*[.B2]" office:value-type="float" office:value="75">
            <text:p>75</text:p>
          </table:table-cell>
        </table:table-row>
        <table:table-row table:style-name="ro2">
          <table:table-cell/>
          <table:table-cell table:formula="of:=[.A1]*3" office:value-type="float" office:value="15">
            <text:p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Grande" svg:font-family="LucidaGrande"/>
    <style:font-face style:name="F" svg:font-family="" style:font-family-generic="roman"/>
    <style:font-face style:name="Lohit Hindi1" svg:font-family="'Lohit Hind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7">17/08/2011</text:date>, <text:time>11.00.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il Hasan</meta:initial-creator>
    <meta:creation-date>2011-08-03T00:57:46</meta:creation-date>
    <dc:date>2011-08-17T11:00:11</dc:date>
    <meta:editing-duration>PT4H7M16S</meta:editing-duration>
    <meta:editing-cycles>5</meta:editing-cycles>
    <meta:generator>LibreOffice/3.3$Unix LibreOffice_project/330m19$Build-202</meta:generator>
    <meta:document-statistic meta:table-count="3" meta:cell-count="21" meta:object-count="0"/>
  </office:meta>
</office:document-meta>
</file>